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8080" draw:textarea-vertical-align="middle" draw:auto-grow-height="false" fo:min-height="1.655cm" fo:min-width="2.92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147cm" fo:min-width="2.929cm"/>
    </style:style>
    <style:style style:name="gr4" style:family="graphic" style:parent-style-name="standard">
      <style:graphic-properties draw:fill-color="#ff8080" draw:textarea-horizontal-align="justify" draw:textarea-vertical-align="middle" draw:auto-grow-height="false" fo:min-height="2.036cm" fo:min-width="3.437cm"/>
    </style:style>
    <style:style style:name="gr5" style:family="graphic" style:parent-style-name="standard">
      <style:graphic-properties draw:textarea-horizontal-align="justify" draw:textarea-vertical-align="middle" draw:auto-grow-height="false" fo:min-height="1.147cm" fo:min-width="2.548cm"/>
    </style:style>
    <style:style style:name="gr6" style:family="graphic" style:parent-style-name="standard">
      <style:graphic-properties draw:textarea-horizontal-align="justify" draw:textarea-vertical-align="middle" draw:auto-grow-height="false" fo:min-height="1.147cm" fo:min-width="2.67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2.671cm" fo:min-width="2.675cm"/>
    </style:style>
    <style:style style:name="gr9" style:family="graphic" style:parent-style-name="standard">
      <style:graphic-properties draw:fill-color="#ff8080" draw:textarea-vertical-align="middle" draw:auto-grow-height="false" fo:min-height="1.528cm" fo:min-width="3.945cm"/>
    </style:style>
    <style:style style:name="gr10" style:family="graphic" style:parent-style-name="standard">
      <style:graphic-properties draw:textarea-horizontal-align="justify" draw:textarea-vertical-align="middle" draw:auto-grow-height="false" fo:min-height="1.528cm" fo:min-width="3.056cm"/>
    </style:style>
    <style:style style:name="gr11" style:family="graphic" style:parent-style-name="standard">
      <style:graphic-properties draw:textarea-horizontal-align="justify" draw:textarea-vertical-align="middle" draw:auto-grow-height="false" fo:min-height="1.782cm" fo:min-width="2.929cm"/>
    </style:style>
    <style:style style:name="gr12" style:family="graphic" style:parent-style-name="standard">
      <style:graphic-properties draw:textarea-horizontal-align="justify" draw:textarea-vertical-align="middle" draw:auto-grow-height="false" fo:min-height="1.655cm" fo:min-width="1.893cm"/>
    </style:style>
    <style:style style:name="gr13" style:family="graphic" style:parent-style-name="standard">
      <style:graphic-properties draw:textarea-horizontal-align="justify" draw:textarea-vertical-align="middle" draw:auto-grow-height="false" fo:min-height="2.29cm" fo:min-width="3.437cm"/>
    </style:style>
    <style:style style:name="gr14" style:family="graphic" style:parent-style-name="standard">
      <style:graphic-properties draw:textarea-horizontal-align="justify" draw:textarea-vertical-align="middle" draw:auto-grow-height="false" fo:min-height="1.909cm" fo:min-width="3.945cm"/>
    </style:style>
    <style:style style:name="P1" style:family="paragraph">
      <style:paragraph-properties fo:text-align="center"/>
    </style:style>
    <style:style style:name="P2" style:family="paragraph">
      <loext:graphic-properties draw:fill-color="#ff8080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29cm" svg:height="1.905cm" svg:x="7.604cm" svg:y="1.762cm">
          <text:p text:style-name="P1">Off</text:p>
          <text:p text:style-name="P1">Prog_0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382cm" svg:y1="3.794cm" svg:x2="9.382cm" svg:y2="4.81cm">
          <text:p/>
        </draw:line>
        <draw:custom-shape draw:style-name="gr3" draw:text-style-name="P1" draw:layer="layout" svg:width="3.429cm" svg:height="1.397cm" svg:x="7.604cm" svg:y="4.937cm">
          <text:p text:style-name="P1">Hold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509cm" svg:y1="6.207cm" svg:x2="9.509cm" svg:y2="7.35cm">
          <text:p/>
        </draw:line>
        <draw:custom-shape draw:style-name="gr4" draw:text-style-name="P2" draw:layer="layout" svg:width="3.937cm" svg:height="2.286cm" svg:x="7.477cm" svg:y="7.223cm">
          <text:p text:style-name="P1">Programming</text:p>
          <text:p text:style-name="P1">Prog_1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858cm" svg:y1="8.239cm" svg:x2="5.953cm" svg:y2="8.239cm">
          <text:p/>
        </draw:line>
        <draw:line draw:style-name="gr2" draw:text-style-name="P3" draw:layer="layout" svg:x1="11.033cm" svg:y1="8.239cm" svg:x2="13.192cm" svg:y2="8.239cm">
          <text:p/>
        </draw:line>
        <draw:custom-shape draw:style-name="gr5" draw:text-style-name="P1" draw:layer="layout" svg:width="3.048cm" svg:height="1.397cm" svg:x="2.778cm" svg:y="7.731cm">
          <text:p text:style-name="P1">Pres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175cm" svg:height="1.397cm" svg:x="13.319cm" svg:y="7.604cm">
          <text:p text:style-name="P1">Hold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6.875cm" svg:y1="8.239cm" svg:x2="18.526cm" svg:y2="8.239cm">
          <text:p/>
        </draw:line>
        <draw:line draw:style-name="gr7" draw:text-style-name="P3" draw:layer="layout" svg:x1="18.399cm" svg:y1="3.159cm" svg:x2="18.526cm" svg:y2="8.239cm">
          <text:p/>
        </draw:line>
        <draw:line draw:style-name="gr2" draw:text-style-name="P3" draw:layer="layout" svg:x1="18.399cm" svg:y1="3.032cm" svg:x2="11.287cm" svg:y2="3.032cm">
          <text:p/>
        </draw:line>
        <draw:line draw:style-name="gr2" draw:text-style-name="P3" draw:layer="layout" svg:x1="9.636cm" svg:y1="9.255cm" svg:x2="9.636cm" svg:y2="10.525cm">
          <text:p/>
        </draw:line>
        <draw:custom-shape draw:style-name="gr8" draw:text-style-name="P1" draw:layer="layout" svg:width="3.175cm" svg:height="2.921cm" svg:x="8.112cm" svg:y="9.763cm">
          <text:p text:style-name="P1">On code =</text:p>
          <text:p text:style-name="P1">New Code</text:p>
          <text:p text:style-name="P1">Store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89cm" svg:y1="12.049cm" svg:x2="10.017cm" svg:y2="13.065cm">
          <text:p/>
        </draw:line>
        <draw:custom-shape draw:style-name="gr9" draw:text-style-name="P2" draw:layer="layout" svg:width="4.445cm" svg:height="1.778cm" svg:x="7.858cm" svg:y="13.446cm">
          <text:p text:style-name="P1">Programming</text:p>
          <text:p text:style-name="P1">Prog_2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429cm" svg:y1="9.255cm" svg:x2="4.429cm" svg:y2="10.398cm">
          <text:p/>
        </draw:line>
        <draw:custom-shape draw:style-name="gr10" draw:text-style-name="P1" draw:layer="layout" svg:width="3.556cm" svg:height="1.778cm" svg:x="2.778cm" svg:y="10.398cm">
          <text:p text:style-name="P1">On code =</text:p>
          <text:p text:style-name="P1">Old code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4.81cm" svg:y1="13.065cm" svg:x2="4.81cm" svg:y2="12.303cm">
          <text:p/>
        </draw:line>
        <draw:line draw:style-name="gr2" draw:text-style-name="P3" draw:layer="layout" svg:x1="4.683cm" svg:y1="13.065cm" svg:x2="9.89cm" svg:y2="12.938cm">
          <text:p/>
        </draw:line>
        <draw:line draw:style-name="gr2" draw:text-style-name="P3" draw:layer="layout" svg:x1="7.858cm" svg:y1="14.335cm" svg:x2="5.953cm" svg:y2="14.462cm">
          <text:p/>
        </draw:line>
        <draw:line draw:style-name="gr2" draw:text-style-name="P3" draw:layer="layout" svg:x1="12.43cm" svg:y1="14.208cm" svg:x2="13.954cm" svg:y2="14.208cm">
          <text:p/>
        </draw:line>
        <draw:line draw:style-name="gr2" draw:text-style-name="P3" draw:layer="layout" svg:x1="10.271cm" svg:y1="15.351cm" svg:x2="10.271cm" svg:y2="16.494cm">
          <text:p/>
        </draw:line>
        <draw:custom-shape draw:style-name="gr11" draw:text-style-name="P1" draw:layer="layout" svg:width="3.429cm" svg:height="2.032cm" svg:x="2.524cm" svg:y="13.7cm">
          <text:p text:style-name="P1">Press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393cm" svg:height="1.905cm" svg:x="13.974cm" svg:y="13.025cm">
          <text:p text:style-name="P1">Hold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937cm" svg:height="2.54cm" svg:x="8.239cm" svg:y="16.24cm">
          <text:p text:style-name="P1">Off Code =</text:p>
          <text:p text:style-name="P1">New code</text:p>
          <text:p text:style-name="P1">Store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429cm" svg:y1="15.986cm" svg:x2="4.429cm" svg:y2="17.256cm">
          <text:p/>
        </draw:line>
        <draw:custom-shape draw:style-name="gr14" draw:text-style-name="P1" draw:layer="layout" svg:width="4.445cm" svg:height="2.159cm" svg:x="2.27cm" svg:y="17.129cm">
          <text:p text:style-name="P1">Off code =</text:p>
          <text:p text:style-name="P1">On code</text:p>
          <text:p text:style-name="P1">Store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6.494cm" svg:y1="13.827cm" svg:x2="18.653cm" svg:y2="13.827cm">
          <text:p/>
        </draw:line>
        <draw:line draw:style-name="gr2" draw:text-style-name="P3" draw:layer="layout" svg:x1="18.653cm" svg:y1="13.827cm" svg:x2="18.526cm" svg:y2="8.366cm">
          <text:p/>
        </draw:line>
        <draw:line draw:style-name="gr7" draw:text-style-name="P3" draw:layer="layout" svg:x1="4.683cm" svg:y1="19.288cm" svg:x2="4.683cm" svg:y2="20.558cm">
          <text:p/>
        </draw:line>
        <draw:line draw:style-name="gr2" draw:text-style-name="P3" draw:layer="layout" svg:x1="4.683cm" svg:y1="20.558cm" svg:x2="9.763cm" svg:y2="20.558cm">
          <text:p/>
        </draw:line>
        <draw:line draw:style-name="gr7" draw:text-style-name="P3" draw:layer="layout" svg:x1="10.017cm" svg:y1="19.034cm" svg:x2="10.017cm" svg:y2="20.431cm">
          <text:p/>
        </draw:line>
        <draw:line draw:style-name="gr7" draw:text-style-name="P3" draw:layer="layout" svg:x1="10.017cm" svg:y1="20.431cm" svg:x2="18.399cm" svg:y2="20.558cm">
          <text:p/>
        </draw:line>
        <draw:line draw:style-name="gr2" draw:text-style-name="P3" draw:layer="layout" svg:x1="18.399cm" svg:y1="20.431cm" svg:x2="18.526cm" svg:y2="14.3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a </meta:initial-creator>
    <meta:creation-date>2018-12-11T09:52:06.992258317</meta:creation-date>
    <dc:date>2018-12-11T11:52:19.028153688</dc:date>
    <dc:creator>Dana </dc:creator>
    <meta:editing-duration>PT1H14M47S</meta:editing-duration>
    <meta:editing-cycles>3</meta:editing-cycles>
    <meta:generator>LibreOffice/4.4.3.2$Linux_X86_64 LibreOffice_project/40m0$Build-2</meta:generator>
    <meta:document-statistic meta:object-count="35"/>
  </office:meta>
</office:document-meta>
</file>